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_avg" table:style-name="ta1">
        <table:shapes>
          <draw:frame draw:z-index="0" draw:style-name="gr1" draw:text-style-name="P1" svg:width="159.99mm" svg:height="89.99mm" svg:x="88.15mm" svg:y="5.51mm">
            <loext:p draw:notify-on-update-of-ranges="stats_avg.A3:stats_avg.A3 stats_avg.A6:stats_avg.A6 stats_avg.A11:stats_avg.A11 stats_avg.A15:stats_avg.A15 stats_avg.A19:stats_avg.A19 stats_avg.A23:stats_avg.A23 stats_avg.A27:stats_avg.A27 stats_avg.A31:stats_avg.A31 stats_avg.A3:stats_avg.A3 stats_avg.A6:stats_avg.A6 stats_avg.A11:stats_avg.A11 stats_avg.A15:stats_avg.A15 stats_avg.A19:stats_avg.A19 stats_avg.A23:stats_avg.A23 stats_avg.A27:stats_avg.A27 stats_avg.A31:stats_avg.A31  stats_avg.C2:stats_avg.C2 stats_avg.C6:stats_avg.C6 stats_avg.C10:stats_avg.C10 stats_avg.C14:stats_avg.C14 stats_avg.C18:stats_avg.C18 stats_avg.C22:stats_avg.C22 stats_avg.C26:stats_avg.C26 stats_avg.C30:stats_avg.C30 stats_avg.A3:stats_avg.A3 stats_avg.A6:stats_avg.A6 stats_avg.A11:stats_avg.A11 stats_avg.A15:stats_avg.A15 stats_avg.A19:stats_avg.A19 stats_avg.A23:stats_avg.A23 stats_avg.A27:stats_avg.A27 stats_avg.A31:stats_avg.A31  stats_avg.C3:stats_avg.C3 stats_avg.C7:stats_avg.C7 stats_avg.C11:stats_avg.C11 stats_avg.C15:stats_avg.C15 stats_avg.C19:stats_avg.C19 stats_avg.C23:stats_avg.C23 stats_avg.C27:stats_avg.C27 stats_avg.C31:stats_avg.C31 stats_avg.A3:stats_avg.A3 stats_avg.A6:stats_avg.A6 stats_avg.A11:stats_avg.A11 stats_avg.A15:stats_avg.A15 stats_avg.A19:stats_avg.A19 stats_avg.A23:stats_avg.A23 stats_avg.A27:stats_avg.A27 stats_avg.A31:stats_avg.A31  stats_avg.C4:stats_avg.C4 stats_avg.C8:stats_avg.C8 stats_avg.C12:stats_avg.C12 stats_avg.C16:stats_avg.C16 stats_avg.C20:stats_avg.C20 stats_avg.C24:stats_avg.C24 stats_avg.C28:stats_avg.C28 stats_avg.C32:stats_avg.C32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 stats_avg.C21:stats_avg.C21 stats_avg.C25:stats_avg.C25 stats_avg.C29:stats_avg.C29 stats_avg.C33:stats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1.19mm" svg:y="9.57mm">
            <loext:p draw:notify-on-update-of-ranges="stats_avg.A3:stats_avg.A3 stats_avg.A6:stats_avg.A6 stats_avg.A11:stats_avg.A11 stats_avg.A15:stats_avg.A15 stats_avg.A3:stats_avg.A3 stats_avg.A6:stats_avg.A6 stats_avg.A11:stats_avg.A11 stats_avg.A15:stats_avg.A15  stats_avg.C2:stats_avg.C2 stats_avg.C6:stats_avg.C6 stats_avg.C10:stats_avg.C10 stats_avg.C14:stats_avg.C14 stats_avg.A3:stats_avg.A3 stats_avg.A6:stats_avg.A6 stats_avg.A11:stats_avg.A11 stats_avg.A15:stats_avg.A15  stats_avg.C3:stats_avg.C3 stats_avg.C7:stats_avg.C7 stats_avg.C11:stats_avg.C11 stats_avg.C15:stats_avg.C15 stats_avg.A3:stats_avg.A3 stats_avg.A6:stats_avg.A6 stats_avg.A11:stats_avg.A11 stats_avg.A15:stats_avg.A15  stats_avg.C4:stats_avg.C4 stats_avg.C8:stats_avg.C8 stats_avg.C12:stats_avg.C12 stats_avg.C16:stats_avg.C16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s</text:p>
          </table:table-cell>
          <table:table-cell office:value-type="string" calcext:value-type="string">
            <text:p>centrality</text:p>
          </table:table-cell>
          <table:table-cell office:value-type="string" calcext:value-type="string">
            <text:p>xxx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between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close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page-rank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random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betweenness-centrality"</text:p>
          </table:table-cell>
          <table:table-cell office:value-type="float" office:value="6.8671568627451" calcext:value-type="float">
            <text:p>6.86715686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closeness-centrality"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page-rank"</text:p>
          </table:table-cell>
          <table:table-cell office:value-type="float" office:value="7.65049019607843" calcext:value-type="float">
            <text:p>7.65049019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random"</text:p>
          </table:table-cell>
          <table:table-cell office:value-type="float" office:value="8.68382352941176" calcext:value-type="float">
            <text:p>8.68382352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betweenness-centrality"</text:p>
          </table:table-cell>
          <table:table-cell office:value-type="float" office:value="26.2338235294118" calcext:value-type="float">
            <text:p>26.23382352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closeness-centrality"</text:p>
          </table:table-cell>
          <table:table-cell office:value-type="float" office:value="48.3166666666667" calcext:value-type="float">
            <text:p>48.31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page-rank"</text:p>
          </table:table-cell>
          <table:table-cell office:value-type="float" office:value="26.6333333333333" calcext:value-type="float">
            <text:p>26.6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random"</text:p>
          </table:table-cell>
          <table:table-cell office:value-type="float" office:value="40.4004901960784" calcext:value-type="float">
            <text:p>40.40049019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betweenness-centrality"</text:p>
          </table:table-cell>
          <table:table-cell office:value-type="float" office:value="70.55" calcext:value-type="float">
            <text:p>70.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closeness-centrality"</text:p>
          </table:table-cell>
          <table:table-cell office:value-type="float" office:value="75.6833333333333" calcext:value-type="float">
            <text:p>75.68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page-rank"</text:p>
          </table:table-cell>
          <table:table-cell office:value-type="float" office:value="71.0166666666667" calcext:value-type="float">
            <text:p>71.01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random"</text:p>
          </table:table-cell>
          <table:table-cell office:value-type="float" office:value="86.9176470588235" calcext:value-type="float">
            <text:p>86.91764705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betweenness-centrality"</text:p>
          </table:table-cell>
          <table:table-cell office:value-type="float" office:value="94.5333333333333" calcext:value-type="float">
            <text:p>94.53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closeness-centrality"</text:p>
          </table:table-cell>
          <table:table-cell office:value-type="float" office:value="95.7676470588235" calcext:value-type="float">
            <text:p>95.76764705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page-rank"</text:p>
          </table:table-cell>
          <table:table-cell office:value-type="float" office:value="94.95" calcext:value-type="float">
            <text:p>94.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random"</text:p>
          </table:table-cell>
          <table:table-cell office:value-type="float" office:value="99.2882352941177" calcext:value-type="float">
            <text:p>99.28823529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betweenness-centrality"</text:p>
          </table:table-cell>
          <table:table-cell office:value-type="float" office:value="99.9686274509804" calcext:value-type="float">
            <text:p>99.9686274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closeness-centrality"</text:p>
          </table:table-cell>
          <table:table-cell office:value-type="float" office:value="99.9196078431373" calcext:value-type="float">
            <text:p>99.91960784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page-rank"</text:p>
          </table:table-cell>
          <table:table-cell office:value-type="float" office:value="99.968137254902" calcext:value-type="float">
            <text:p>99.96813725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random"</text:p>
          </table:table-cell>
          <table:table-cell office:value-type="float" office:value="99.871568627451" calcext:value-type="float">
            <text:p>99.87156862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betweenness-centrality"</text:p>
          </table:table-cell>
          <table:table-cell office:value-type="float" office:value="99.9357843137255" calcext:value-type="float">
            <text:p>99.93578431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closeness-centrality"</text:p>
          </table:table-cell>
          <table:table-cell office:value-type="float" office:value="99.8230392156863" calcext:value-type="float">
            <text:p>99.823039215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page-rank"</text:p>
          </table:table-cell>
          <table:table-cell office:value-type="float" office:value="99.871568627451" calcext:value-type="float">
            <text:p>99.87156862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random"</text:p>
          </table:table-cell>
          <table:table-cell office:value-type="float" office:value="99.8392156862745" calcext:value-type="float">
            <text:p>99.839215686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betweenness-centrality"</text:p>
          </table:table-cell>
          <table:table-cell office:value-type="float" office:value="99.839705882353" calcext:value-type="float">
            <text:p>99.839705882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closeness-centrality"</text:p>
          </table:table-cell>
          <table:table-cell office:value-type="float" office:value="99.8387254901961" calcext:value-type="float">
            <text:p>99.838725490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page-rank"</text:p>
          </table:table-cell>
          <table:table-cell office:value-type="float" office:value="99.8083333333334" calcext:value-type="float">
            <text:p>99.80833333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random"</text:p>
          </table:table-cell>
          <table:table-cell office:value-type="float" office:value="99.8387254901961" calcext:value-type="float">
            <text:p>99.83872549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16:21:52.3944566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6T16:26:20.620660402</dc:date>
    <meta:editing-duration>PT14M32S</meta:editing-duration>
    <meta:editing-cycles>10</meta:editing-cycles>
    <meta:generator>LibreOffice/5.1.4.2$Linux_X86_64 LibreOffice_project/10m0$Build-2</meta:generator>
    <meta:document-statistic meta:table-count="1" meta:cell-count="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A19:stats_avg.A19 stats_avg.A23:stats_avg.A23 stats_avg.A27:stats_avg.A27 stats_avg.A31:stats_avg.A31 stats_avg.C2:stats_avg.C33" chart:data-source-has-labels="both" svg:x="1.331cm" svg:y="0.18cm" svg:width="11.444cm" svg:height="7.659cm">
          <chartooo:coordinate-region svg:x="1.952cm" svg:y="0.379cm" svg:width="10.45cm" svg:height="6.813cm"/>
          <chart:axis chart:dimension="x" chart:name="primary-x" chart:style-name="ch4" chartooo:axis-type="auto">
            <chart:title svg:x="5.17cm" svg:y="8.019cm" chart:style-name="ch5">
              <text:p>% of humans have robots</text:p>
            </chart:title>
            <chart:categories table:cell-range-address="stats_avg.A3:stats_avg.A3 stats_avg.A6:stats_avg.A6 stats_avg.A11:stats_avg.A11 stats_avg.A15:stats_avg.A15 stats_avg.A19:stats_avg.A19 stats_avg.A23:stats_avg.A23 stats_avg.A27:stats_avg.A27 stats_avg.A31:stats_avg.A31"/>
          </chart:axis>
          <chart:axis chart:dimension="y" chart:name="primary-y" chart:style-name="ch4">
            <chart:title svg:x="0.451cm" svg:y="6.249cm" chart:style-name="ch6">
              <text:p>% of humans using robot word</text:p>
            </chart:title>
            <chart:grid chart:style-name="ch7" chart:class="major"/>
          </chart:axis>
          <chart:series chart:style-name="ch8" chart:values-cell-range-address="stats_avg.C2:stats_avg.C2 stats_avg.C6:stats_avg.C6 stats_avg.C10:stats_avg.C10 stats_avg.C14:stats_avg.C14 stats_avg.C18:stats_avg.C18 stats_avg.C22:stats_avg.C22 stats_avg.C26:stats_avg.C26 stats_avg.C30:stats_avg.C30" loext:label-string="between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series chart:style-name="ch9" chart:values-cell-range-address="stats_avg.C3:stats_avg.C3 stats_avg.C7:stats_avg.C7 stats_avg.C11:stats_avg.C11 stats_avg.C15:stats_avg.C15 stats_avg.C19:stats_avg.C19 stats_avg.C23:stats_avg.C23 stats_avg.C27:stats_avg.C27 stats_avg.C31:stats_avg.C31" loext:label-string="closeness" chart:class="chart:scatter">
            <chart:data-point chart:repeated="8"/>
          </chart:series>
          <chart:series chart:style-name="ch10" chart:values-cell-range-address="stats_avg.C4:stats_avg.C4 stats_avg.C8:stats_avg.C8 stats_avg.C12:stats_avg.C12 stats_avg.C16:stats_avg.C16 stats_avg.C20:stats_avg.C20 stats_avg.C24:stats_avg.C24 stats_avg.C28:stats_avg.C28 stats_avg.C32:stats_avg.C32" loext:label-string="page" chart:class="chart:scatter">
            <chart:data-point chart:repeated="8"/>
          </chart:series>
          <chart:series chart:style-name="ch11" chart:values-cell-range-address="stats_avg.C5:stats_avg.C5 stats_avg.C9:stats_avg.C9 stats_avg.C13:stats_avg.C13 stats_avg.C17:stats_avg.C17 stats_avg.C21:stats_avg.C21 stats_avg.C25:stats_avg.C25 stats_avg.C29:stats_avg.C29 stats_avg.C33:stats_avg.C33" loext:label-string="random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 stats_avg.C18:stats_avg.C18 stats_avg.C22:stats_avg.C22 stats_avg.C26:stats_avg.C26 stats_avg.C30:stats_avg.C30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 stats_avg.C19:stats_avg.C19 stats_avg.C23:stats_avg.C23 stats_avg.C27:stats_avg.C27 stats_avg.C31:stats_avg.C31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 stats_avg.C20:stats_avg.C20 stats_avg.C24:stats_avg.C24 stats_avg.C28:stats_avg.C28 stats_avg.C32:stats_avg.C32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 stats_avg.C21:stats_avg.C21 stats_avg.C25:stats_avg.C25 stats_avg.C29:stats_avg.C29 stats_avg.C33:stats_avg.C3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8671568627451">
                <text:p>6.8671568627451</text:p>
              </table:table-cell>
              <table:table-cell office:value-type="float" office:value="6.25">
                <text:p>6.25</text:p>
              </table:table-cell>
              <table:table-cell office:value-type="float" office:value="7.65049019607843">
                <text:p>7.65049019607843</text:p>
              </table:table-cell>
              <table:table-cell office:value-type="float" office:value="8.68382352941176">
                <text:p>8.683823529411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6.2338235294118">
                <text:p>26.2338235294118</text:p>
              </table:table-cell>
              <table:table-cell office:value-type="float" office:value="48.3166666666667">
                <text:p>48.3166666666667</text:p>
              </table:table-cell>
              <table:table-cell office:value-type="float" office:value="26.6333333333333">
                <text:p>26.6333333333333</text:p>
              </table:table-cell>
              <table:table-cell office:value-type="float" office:value="40.4004901960784">
                <text:p>40.400490196078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0.55">
                <text:p>70.55</text:p>
              </table:table-cell>
              <table:table-cell office:value-type="float" office:value="75.6833333333333">
                <text:p>75.6833333333333</text:p>
              </table:table-cell>
              <table:table-cell office:value-type="float" office:value="71.0166666666667">
                <text:p>71.0166666666667</text:p>
              </table:table-cell>
              <table:table-cell office:value-type="float" office:value="86.9176470588235">
                <text:p>86.917647058823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4.5333333333333">
                <text:p>94.5333333333333</text:p>
              </table:table-cell>
              <table:table-cell office:value-type="float" office:value="95.7676470588235">
                <text:p>95.7676470588235</text:p>
              </table:table-cell>
              <table:table-cell office:value-type="float" office:value="94.95">
                <text:p>94.95</text:p>
              </table:table-cell>
              <table:table-cell office:value-type="float" office:value="99.2882352941177">
                <text:p>99.288235294117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9.9686274509804">
                <text:p>99.9686274509804</text:p>
              </table:table-cell>
              <table:table-cell office:value-type="float" office:value="99.9196078431373">
                <text:p>99.9196078431373</text:p>
              </table:table-cell>
              <table:table-cell office:value-type="float" office:value="99.968137254902">
                <text:p>99.968137254902</text:p>
              </table:table-cell>
              <table:table-cell office:value-type="float" office:value="99.871568627451">
                <text:p>99.87156862745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9.9357843137255">
                <text:p>99.9357843137255</text:p>
              </table:table-cell>
              <table:table-cell office:value-type="float" office:value="99.8230392156863">
                <text:p>99.8230392156863</text:p>
              </table:table-cell>
              <table:table-cell office:value-type="float" office:value="99.871568627451">
                <text:p>99.871568627451</text:p>
              </table:table-cell>
              <table:table-cell office:value-type="float" office:value="99.8392156862745">
                <text:p>99.839215686274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9.839705882353">
                <text:p>99.839705882353</text:p>
              </table:table-cell>
              <table:table-cell office:value-type="float" office:value="99.8387254901961">
                <text:p>99.8387254901961</text:p>
              </table:table-cell>
              <table:table-cell office:value-type="float" office:value="99.8083333333334">
                <text:p>99.8083333333334</text:p>
              </table:table-cell>
              <table:table-cell office:value-type="float" office:value="99.8387254901961">
                <text:p>99.83872549019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C2:stats_avg.C17" chart:data-source-has-labels="both" svg:x="1.331cm" svg:y="0.18cm" svg:width="11.444cm" svg:height="7.659cm">
          <chartooo:coordinate-region svg:x="1.952cm" svg:y="0.379cm" svg:width="10.45cm" svg:height="6.813cm"/>
          <chart:axis chart:dimension="x" chart:name="primary-x" chart:style-name="ch4" chartooo:axis-type="auto">
            <chart:title svg:x="5.17cm" svg:y="8.019cm" chart:style-name="ch5">
              <text:p>% of humans have robots</text:p>
            </chart:title>
            <chart:categories table:cell-range-address="stats_avg.A3:stats_avg.A3 stats_avg.A6:stats_avg.A6 stats_avg.A11:stats_avg.A11 stats_avg.A15:stats_avg.A15"/>
          </chart:axis>
          <chart:axis chart:dimension="y" chart:name="primary-y" chart:style-name="ch4">
            <chart:title svg:x="0.451cm" svg:y="6.249cm" chart:style-name="ch6">
              <text:p>% of humans using robot word</text:p>
            </chart:title>
            <chart:grid chart:style-name="ch7" chart:class="major"/>
          </chart:axis>
          <chart:series chart:style-name="ch8" chart:values-cell-range-address="stats_avg.C2:stats_avg.C2 stats_avg.C6:stats_avg.C6 stats_avg.C10:stats_avg.C10 stats_avg.C14:stats_avg.C14" loext:label-string="between" chart:class="chart:scatter">
            <chart:domain table:cell-range-address="stats_avg.A3:stats_avg.A3 stats_avg.A6:stats_avg.A6 stats_avg.A11:stats_avg.A11 stats_avg.A15:stats_avg.A15"/>
            <chart:data-point chart:repeated="4"/>
          </chart:series>
          <chart:series chart:style-name="ch9" chart:values-cell-range-address="stats_avg.C3:stats_avg.C3 stats_avg.C7:stats_avg.C7 stats_avg.C11:stats_avg.C11 stats_avg.C15:stats_avg.C15" loext:label-string="closeness" chart:class="chart:scatter">
            <chart:data-point chart:repeated="4"/>
          </chart:series>
          <chart:series chart:style-name="ch10" chart:values-cell-range-address="stats_avg.C4:stats_avg.C4 stats_avg.C8:stats_avg.C8 stats_avg.C12:stats_avg.C12 stats_avg.C16:stats_avg.C16" loext:label-string="page" chart:class="chart:scatter">
            <chart:data-point chart:repeated="4"/>
          </chart:series>
          <chart:series chart:style-name="ch11" chart:values-cell-range-address="stats_avg.C5:stats_avg.C5 stats_avg.C9:stats_avg.C9 stats_avg.C13:stats_avg.C13 stats_avg.C17:stats_avg.C17" loext:label-string="random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/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8671568627451">
                <text:p>6.8671568627451</text:p>
              </table:table-cell>
              <table:table-cell office:value-type="float" office:value="6.25">
                <text:p>6.25</text:p>
              </table:table-cell>
              <table:table-cell office:value-type="float" office:value="7.65049019607843">
                <text:p>7.65049019607843</text:p>
              </table:table-cell>
              <table:table-cell office:value-type="float" office:value="3">
                <text:p>3</text:p>
              </table:table-cell>
              <table:table-cell office:value-type="float" office:value="8.68382352941176">
                <text:p>8.683823529411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6.2338235294118">
                <text:p>26.2338235294118</text:p>
              </table:table-cell>
              <table:table-cell office:value-type="float" office:value="48.3166666666667">
                <text:p>48.3166666666667</text:p>
              </table:table-cell>
              <table:table-cell office:value-type="float" office:value="26.6333333333333">
                <text:p>26.6333333333333</text:p>
              </table:table-cell>
              <table:table-cell office:value-type="float" office:value="6">
                <text:p>6</text:p>
              </table:table-cell>
              <table:table-cell office:value-type="float" office:value="40.4004901960784">
                <text:p>40.400490196078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0.55">
                <text:p>70.55</text:p>
              </table:table-cell>
              <table:table-cell office:value-type="float" office:value="75.6833333333333">
                <text:p>75.6833333333333</text:p>
              </table:table-cell>
              <table:table-cell office:value-type="float" office:value="71.0166666666667">
                <text:p>71.0166666666667</text:p>
              </table:table-cell>
              <table:table-cell office:value-type="float" office:value="9">
                <text:p>9</text:p>
              </table:table-cell>
              <table:table-cell office:value-type="float" office:value="86.9176470588235">
                <text:p>86.91764705882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